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x)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SUM([.B2:.E2])"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table:style-name="ce3" table:number-columns-repeated="5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x)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formula="of:=SUM([.B6:.E6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x)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SUM([.B10:.E10])" office:value-type="float" office:value="0.8" calcext:value-type="float">
            <text:p>0.8</text:p>
          </table:table-cell>
          <table:table-cell table:number-columns-repeated="2"/>
        </table:table-row>
        <table:table-row table:style-name="ro1" table:number-rows-repeated="2">
          <table:table-cell table:style-name="ce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x)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SUM([.B14:.E14])"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table:style-name="ce3" table:number-columns-repeated="5"/>
          <table:table-cell table:number-columns-repeated="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p(x)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02" calcext:value-type="float">
            <text:p>0.02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2"/>
        </table:table-row>
      </table:table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^10</text:p>
          </table:table-cell>
          <table:table-cell table:formula="of:=0.028^10" office:value-type="float" office:value="2.96196766695424E-016" calcext:value-type="float">
            <text:p>2.96196766695424E-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FACT([.D1])" office:value-type="float" office:value="2.43290200817664E+018" calcext:value-type="float">
            <text:p>2.43290200817664E+0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^20-10</text:p>
          </table:table-cell>
          <table:table-cell table:formula="of:=0.72^10" office:value-type="float" office:value="0.0374390624262449" calcext:value-type="float">
            <text:p>0.03743906242624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FACT([.D2])" office:value-type="float" office:value="3628800" calcext:value-type="float">
            <text:p>36288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FACT([.D3])" office:value-type="float" office:value="3628800" calcext:value-type="float">
            <text:p>3628800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n-x</text:p>
          </table:table-cell>
          <table:table-cell table:formula="of:=[.B9]-[.B10]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</text:p>
          </table:table-cell>
          <table:table-cell table:formula="of:=1-[.B7]" office:value-type="float" office:value="0.72" calcext:value-type="float">
            <text:p>0.72</text:p>
          </table:table-cell>
          <table:table-cell/>
          <table:table-cell office:value-type="string" calcext:value-type="string">
            <text:p>n!</text:p>
          </table:table-cell>
          <table:table-cell table:formula="of:=FACT([.B9])" office:value-type="float" office:value="2.43290200817664E+018" calcext:value-type="float">
            <text:p>2.43290200817664E+0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!(n-x)!</text:p>
          </table:table-cell>
          <table:table-cell table:formula="of:=FACT([.B10])*FACT([.E7])" office:value-type="float" office:value="156920924160000" calcext:value-type="float">
            <text:p>1569209241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pan text:style-name="T1">[n!] / [x!(n-x)!</text:span>]</text:p>
          </table:table-cell>
          <table:table-cell table:formula="of:=[.E8]/[.E9]" office:value-type="float" office:value="15504" calcext:value-type="float">
            <text:p>155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^x</text:p>
          </table:table-cell>
          <table:table-cell table:formula="of:=[.B7]^[.B10]" office:value-type="float" office:value="0.0017210368" calcext:value-type="float">
            <text:p>0.00172103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q^(n-x)</text:p>
          </table:table-cell>
          <table:table-cell table:formula="of:=[.B8]^([.E7])" office:value-type="float" office:value="0.00724415020140899" calcext:value-type="float">
            <text:p>0.007244150201409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Formula</text:p>
          </table:table-cell>
          <table:table-cell table:formula="of:=[.E10]*[.E11]*[.E12]" office:value-type="float" office:value="0.193295330557286" calcext:value-type="float">
            <text:p>0.19329533055728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nor de 5 niño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 = 4</text:p>
          </table:table-cell>
          <table:table-cell office:value-type="float" office:value="0.155326604912105" calcext:value-type="float">
            <text:p>0.155326604912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 = 3</text:p>
          </table:table-cell>
          <table:table-cell office:value-type="float" office:value="0.0939791222997608" calcext:value-type="float">
            <text:p>0.0939791222997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0.0402767666998975" calcext:value-type="float">
            <text:p>0.0402767666998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 = 1</text:p>
          </table:table-cell>
          <table:table-cell office:value-type="float" office:value="0.010901981963882" calcext:value-type="float">
            <text:p>0.0109019819638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20])" office:value-type="float" office:value="0.300484475875645" calcext:value-type="float">
            <text:p>0.300484475875645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5 niños o más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-x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x!(n-x)!</text:p>
          </table:table-cell>
          <table:table-cell office:value-type="string" calcext:value-type="string">
            <text:p><text:span text:style-name="T1">[n!] / [x!(n-x)!</text:span>]</text:p>
          </table:table-cell>
          <table:table-cell office:value-type="string" calcext:value-type="string">
            <text:p>p^x</text:p>
          </table:table-cell>
          <table:table-cell office:value-type="string" calcext:value-type="string">
            <text:p>q^(n-x)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X = 5</text:p>
          </table:table-cell>
          <table:table-cell office:value-type="float" office:value="5" calcext:value-type="float">
            <text:p>5</text:p>
          </table:table-cell>
          <table:table-cell office:value-type="float" office:value="0.193295330557286" calcext:value-type="float">
            <text:p>0.193295330557286</text:p>
          </table:table-cell>
          <table:table-cell table:formula="of:=[.E10]*[.E11]*[.E12]" office:value-type="float" office:value="0.193295330557286" calcext:value-type="float">
            <text:p>0.1932953305572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26]-[.F26]" office:value-type="float" office:value="15" calcext:value-type="float">
            <text:p>15</text:p>
          </table:table-cell>
          <table:table-cell table:formula="of:=FACT([.I26])" office:value-type="float" office:value="2.43290200817664E+018" calcext:value-type="float">
            <text:p>2.43290200817664E+018</text:p>
          </table:table-cell>
          <table:table-cell table:formula="of:=FACT([.F26])*FACT([.J26])" office:value-type="float" office:value="156920924160000" calcext:value-type="float">
            <text:p>156920924160000</text:p>
          </table:table-cell>
          <table:table-cell table:formula="of:=[.K26]/[.L26]" office:value-type="float" office:value="15504" calcext:value-type="float">
            <text:p>15504</text:p>
          </table:table-cell>
          <table:table-cell table:formula="of:=[.G26]^[.F26]" office:value-type="float" office:value="0.0017210368" calcext:value-type="float">
            <text:p>0.0017210368</text:p>
          </table:table-cell>
          <table:table-cell table:formula="of:=[.H26]^[.J26]" office:value-type="float" office:value="0.00724415020140899" calcext:value-type="float">
            <text:p>0.007244150201409</text:p>
          </table:table-cell>
          <table:table-cell table:formula="of:=[.M26]*[.N26]*[.O26]" office:value-type="float" office:value="0.193295330557286" calcext:value-type="float">
            <text:p>0.193295330557286</text:p>
          </table:table-cell>
        </table:table-row>
        <table:table-row table:style-name="ro1">
          <table:table-cell office:value-type="string" calcext:value-type="string">
            <text:p>X = 6</text:p>
          </table:table-cell>
          <table:table-cell office:value-type="float" office:value="6" calcext:value-type="float">
            <text:p>6</text:p>
          </table:table-cell>
          <table:table-cell office:value-type="float" office:value="0.187926015819583" calcext:value-type="float">
            <text:p>0.18792601581958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27]-[.F27]" office:value-type="float" office:value="14" calcext:value-type="float">
            <text:p>14</text:p>
          </table:table-cell>
          <table:table-cell table:formula="of:=FACT([.I27])" office:value-type="float" office:value="2.43290200817664E+018" calcext:value-type="float">
            <text:p>2.43290200817664E+018</text:p>
          </table:table-cell>
          <table:table-cell table:formula="of:=FACT([.F27])*FACT([.J27])" office:value-type="float" office:value="62768369664000" calcext:value-type="float">
            <text:p>62768369664000</text:p>
          </table:table-cell>
          <table:table-cell table:formula="of:=[.K27]/[.L27]" office:value-type="float" office:value="38760" calcext:value-type="float">
            <text:p>38760</text:p>
          </table:table-cell>
          <table:table-cell table:formula="of:=[.G27]^[.F27]" office:value-type="float" office:value="0.000481890304" calcext:value-type="float">
            <text:p>0.000481890304</text:p>
          </table:table-cell>
          <table:table-cell table:formula="of:=[.H27]^[.J27]" office:value-type="float" office:value="0.0100613197241791" calcext:value-type="float">
            <text:p>0.010061319724179</text:p>
          </table:table-cell>
          <table:table-cell table:formula="of:=[.M27]*[.N27]*[.O27]" office:value-type="float" office:value="0.187926015819583" calcext:value-type="float">
            <text:p>0.187926015819583</text:p>
          </table:table-cell>
        </table:table-row>
        <table:table-row table:style-name="ro1">
          <table:table-cell office:value-type="string" calcext:value-type="string">
            <text:p>X = 7</text:p>
          </table:table-cell>
          <table:table-cell office:value-type="float" office:value="7" calcext:value-type="float">
            <text:p>7</text:p>
          </table:table-cell>
          <table:table-cell office:value-type="float" office:value="0.146164678970787" calcext:value-type="float">
            <text:p>0.14616467897078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28]-[.F28]" office:value-type="float" office:value="13" calcext:value-type="float">
            <text:p>13</text:p>
          </table:table-cell>
          <table:table-cell table:formula="of:=FACT([.I28])" office:value-type="float" office:value="2.43290200817664E+018" calcext:value-type="float">
            <text:p>2.43290200817664E+018</text:p>
          </table:table-cell>
          <table:table-cell table:formula="of:=FACT([.F28])*FACT([.J28])" office:value-type="float" office:value="31384184832000" calcext:value-type="float">
            <text:p>31384184832000</text:p>
          </table:table-cell>
          <table:table-cell table:formula="of:=[.K28]/[.L28]" office:value-type="float" office:value="77520" calcext:value-type="float">
            <text:p>77520</text:p>
          </table:table-cell>
          <table:table-cell table:formula="of:=[.G28]^[.F28]" office:value-type="float" office:value="0.00013492928512" calcext:value-type="float">
            <text:p>0.00013492928512</text:p>
          </table:table-cell>
          <table:table-cell table:formula="of:=[.H28]^[.J28]" office:value-type="float" office:value="0.013974055172471" calcext:value-type="float">
            <text:p>0.013974055172471</text:p>
          </table:table-cell>
          <table:table-cell table:formula="of:=[.M28]*[.N28]*[.O28]" office:value-type="float" office:value="0.146164678970787" calcext:value-type="float">
            <text:p>0.146164678970787</text:p>
          </table:table-cell>
        </table:table-row>
        <table:table-row table:style-name="ro1">
          <table:table-cell office:value-type="string" calcext:value-type="string">
            <text:p>X = 8</text:p>
          </table:table-cell>
          <table:table-cell office:value-type="float" office:value="8" calcext:value-type="float">
            <text:p>8</text:p>
          </table:table-cell>
          <table:table-cell office:value-type="float" office:value="0.0923679568495947" calcext:value-type="float">
            <text:p>0.0923679568495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29]-[.F29]" office:value-type="float" office:value="12" calcext:value-type="float">
            <text:p>12</text:p>
          </table:table-cell>
          <table:table-cell table:formula="of:=FACT([.I29])" office:value-type="float" office:value="2.43290200817664E+018" calcext:value-type="float">
            <text:p>2.43290200817664E+018</text:p>
          </table:table-cell>
          <table:table-cell table:formula="of:=FACT([.F29])*FACT([.J29])" office:value-type="float" office:value="19313344512000" calcext:value-type="float">
            <text:p>19313344512000</text:p>
          </table:table-cell>
          <table:table-cell table:formula="of:=[.K29]/[.L29]" office:value-type="float" office:value="125970" calcext:value-type="float">
            <text:p>125970</text:p>
          </table:table-cell>
          <table:table-cell table:formula="of:=[.G29]^[.F29]" office:value-type="float" office:value="0.0000377801998336" calcext:value-type="float">
            <text:p>3.77801998336E-05</text:p>
          </table:table-cell>
          <table:table-cell table:formula="of:=[.H29]^[.J29]" office:value-type="float" office:value="0.0194084099617653" calcext:value-type="float">
            <text:p>0.019408409961765</text:p>
          </table:table-cell>
          <table:table-cell table:formula="of:=[.M29]*[.N29]*[.O29]" office:value-type="float" office:value="0.0923679568495947" calcext:value-type="float">
            <text:p>0.092367956849595</text:p>
          </table:table-cell>
        </table:table-row>
        <table:table-row table:style-name="ro1">
          <table:table-cell office:value-type="string" calcext:value-type="string">
            <text:p>X = 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0]-[.F30]" office:value-type="float" office:value="11" calcext:value-type="float">
            <text:p>11</text:p>
          </table:table-cell>
          <table:table-cell table:formula="of:=FACT([.I30])" office:value-type="float" office:value="2.43290200817664E+018" calcext:value-type="float">
            <text:p>2.43290200817664E+018</text:p>
          </table:table-cell>
          <table:table-cell table:formula="of:=FACT([.F30])*FACT([.J30])" office:value-type="float" office:value="14485008384000" calcext:value-type="float">
            <text:p>14485008384000</text:p>
          </table:table-cell>
          <table:table-cell table:formula="of:=[.K30]/[.L30]" office:value-type="float" office:value="167960" calcext:value-type="float">
            <text:p>167960</text:p>
          </table:table-cell>
          <table:table-cell table:formula="of:=[.G30]^[.F30]" office:value-type="float" office:value="0.000010578455953408" calcext:value-type="float">
            <text:p>1.0578455953408E-05</text:p>
          </table:table-cell>
          <table:table-cell table:formula="of:=[.H30]^[.J30]" office:value-type="float" office:value="0.0269561249468963" calcext:value-type="float">
            <text:p>0.026956124946896</text:p>
          </table:table-cell>
          <table:table-cell table:formula="of:=[.M30]*[.N30]*[.O30]" office:value-type="float" office:value="0.0478944961442343" calcext:value-type="float">
            <text:p>0.047894496144234</text:p>
          </table:table-cell>
        </table:table-row>
        <table:table-row table:style-name="ro1">
          <table:table-cell office:value-type="string" calcext:value-type="string">
            <text:p>X = 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1]-[.F31]" office:value-type="float" office:value="10" calcext:value-type="float">
            <text:p>10</text:p>
          </table:table-cell>
          <table:table-cell table:formula="of:=FACT([.I31])" office:value-type="float" office:value="2.43290200817664E+018" calcext:value-type="float">
            <text:p>2.43290200817664E+018</text:p>
          </table:table-cell>
          <table:table-cell table:formula="of:=FACT([.F31])*FACT([.J31])" office:value-type="float" office:value="13168189440000" calcext:value-type="float">
            <text:p>13168189440000</text:p>
          </table:table-cell>
          <table:table-cell table:formula="of:=[.K31]/[.L31]" office:value-type="float" office:value="184756" calcext:value-type="float">
            <text:p>184756</text:p>
          </table:table-cell>
          <table:table-cell table:formula="of:=[.G31]^[.F31]" office:value-type="float" office:value="0.00000296196766695424" calcext:value-type="float">
            <text:p>2.96196766695424E-06</text:p>
          </table:table-cell>
          <table:table-cell table:formula="of:=[.H31]^[.J31]" office:value-type="float" office:value="0.0374390624262449" calcext:value-type="float">
            <text:p>0.037439062426245</text:p>
          </table:table-cell>
          <table:table-cell table:formula="of:=[.M31]*[.N31]*[.O31]" office:value-type="float" office:value="0.0204882011283669" calcext:value-type="float">
            <text:p>0.020488201128367</text:p>
          </table:table-cell>
        </table:table-row>
        <table:table-row table:style-name="ro1">
          <table:table-cell office:value-type="string" calcext:value-type="string">
            <text:p>X = 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2]-[.F32]" office:value-type="float" office:value="9" calcext:value-type="float">
            <text:p>9</text:p>
          </table:table-cell>
          <table:table-cell table:formula="of:=FACT([.I32])" office:value-type="float" office:value="2.43290200817664E+018" calcext:value-type="float">
            <text:p>2.43290200817664E+018</text:p>
          </table:table-cell>
          <table:table-cell table:formula="of:=FACT([.F32])*FACT([.J32])" office:value-type="float" office:value="14485008384000" calcext:value-type="float">
            <text:p>14485008384000</text:p>
          </table:table-cell>
          <table:table-cell table:formula="of:=[.K32]/[.L32]" office:value-type="float" office:value="167960" calcext:value-type="float">
            <text:p>167960</text:p>
          </table:table-cell>
          <table:table-cell table:formula="of:=[.G32]^[.F32]" office:value-type="float" office:value="0.000000829350946747188" calcext:value-type="float">
            <text:p>8.29350946747188E-07</text:p>
          </table:table-cell>
          <table:table-cell table:formula="of:=[.H32]^[.J32]" office:value-type="float" office:value="0.051998697814229" calcext:value-type="float">
            <text:p>0.051998697814229</text:p>
          </table:table-cell>
          <table:table-cell table:formula="of:=[.M32]*[.N32]*[.O32]" office:value-type="float" office:value="0.00724330342922062" calcext:value-type="float">
            <text:p>0.007243303429221</text:p>
          </table:table-cell>
        </table:table-row>
        <table:table-row table:style-name="ro1">
          <table:table-cell office:value-type="string" calcext:value-type="string">
            <text:p>X = 1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3]-[.F33]" office:value-type="float" office:value="8" calcext:value-type="float">
            <text:p>8</text:p>
          </table:table-cell>
          <table:table-cell table:formula="of:=FACT([.I33])" office:value-type="float" office:value="2.43290200817664E+018" calcext:value-type="float">
            <text:p>2.43290200817664E+018</text:p>
          </table:table-cell>
          <table:table-cell table:formula="of:=FACT([.F33])*FACT([.J33])" office:value-type="float" office:value="19313344512000" calcext:value-type="float">
            <text:p>19313344512000</text:p>
          </table:table-cell>
          <table:table-cell table:formula="of:=[.K33]/[.L33]" office:value-type="float" office:value="125970" calcext:value-type="float">
            <text:p>125970</text:p>
          </table:table-cell>
          <table:table-cell table:formula="of:=[.G33]^[.F33]" office:value-type="float" office:value="0.000000232218265089213" calcext:value-type="float">
            <text:p>2.32218265089213E-07</text:p>
          </table:table-cell>
          <table:table-cell table:formula="of:=[.H33]^[.J33]" office:value-type="float" office:value="0.0722204136308736" calcext:value-type="float">
            <text:p>0.072220413630874</text:p>
          </table:table-cell>
          <table:table-cell table:formula="of:=[.M33]*[.N33]*[.O33]" office:value-type="float" office:value="0.00211263016685601" calcext:value-type="float">
            <text:p>0.002112630166856</text:p>
          </table:table-cell>
        </table:table-row>
        <table:table-row table:style-name="ro1">
          <table:table-cell office:value-type="string" calcext:value-type="string">
            <text:p>X = 1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4]-[.F34]" office:value-type="float" office:value="7" calcext:value-type="float">
            <text:p>7</text:p>
          </table:table-cell>
          <table:table-cell table:formula="of:=FACT([.I34])" office:value-type="float" office:value="2.43290200817664E+018" calcext:value-type="float">
            <text:p>2.43290200817664E+018</text:p>
          </table:table-cell>
          <table:table-cell table:formula="of:=FACT([.F34])*FACT([.J34])" office:value-type="float" office:value="31384184832000" calcext:value-type="float">
            <text:p>31384184832000</text:p>
          </table:table-cell>
          <table:table-cell table:formula="of:=[.K34]/[.L34]" office:value-type="float" office:value="77520" calcext:value-type="float">
            <text:p>77520</text:p>
          </table:table-cell>
          <table:table-cell table:formula="of:=[.G34]^[.F34]" office:value-type="float" office:value="0.0000000650211142249796" calcext:value-type="float">
            <text:p>6.50211142249796E-08</text:p>
          </table:table-cell>
          <table:table-cell table:formula="of:=[.H34]^[.J34]" office:value-type="float" office:value="0.10030613004288" calcext:value-type="float">
            <text:p>0.10030613004288</text:p>
          </table:table-cell>
          <table:table-cell table:formula="of:=[.M34]*[.N34]*[.O34]" office:value-type="float" office:value="0.000505586706598021" calcext:value-type="float">
            <text:p>0.000505586706598</text:p>
          </table:table-cell>
        </table:table-row>
        <table:table-row table:style-name="ro1">
          <table:table-cell office:value-type="string" calcext:value-type="string">
            <text:p>X = 1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5]-[.F35]" office:value-type="float" office:value="6" calcext:value-type="float">
            <text:p>6</text:p>
          </table:table-cell>
          <table:table-cell table:formula="of:=FACT([.I35])" office:value-type="float" office:value="2.43290200817664E+018" calcext:value-type="float">
            <text:p>2.43290200817664E+018</text:p>
          </table:table-cell>
          <table:table-cell table:formula="of:=FACT([.F35])*FACT([.J35])" office:value-type="float" office:value="62768369664000" calcext:value-type="float">
            <text:p>62768369664000</text:p>
          </table:table-cell>
          <table:table-cell table:formula="of:=[.K35]/[.L35]" office:value-type="float" office:value="38760" calcext:value-type="float">
            <text:p>38760</text:p>
          </table:table-cell>
          <table:table-cell table:formula="of:=[.G35]^[.F35]" office:value-type="float" office:value="0.0000000182059119829943" calcext:value-type="float">
            <text:p>1.82059119829943E-08</text:p>
          </table:table-cell>
          <table:table-cell table:formula="of:=[.H35]^[.J35]" office:value-type="float" office:value="0.139314069504" calcext:value-type="float">
            <text:p>0.139314069504</text:p>
          </table:table-cell>
          <table:table-cell table:formula="of:=[.M35]*[.N35]*[.O35]" office:value-type="float" office:value="0.0000983085262829484" calcext:value-type="float">
            <text:p>9.83085262829484E-05</text:p>
          </table:table-cell>
        </table:table-row>
        <table:table-row table:style-name="ro1">
          <table:table-cell office:value-type="string" calcext:value-type="string">
            <text:p>X = 1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6]-[.F36]" office:value-type="float" office:value="5" calcext:value-type="float">
            <text:p>5</text:p>
          </table:table-cell>
          <table:table-cell table:formula="of:=FACT([.I36])" office:value-type="float" office:value="2.43290200817664E+018" calcext:value-type="float">
            <text:p>2.43290200817664E+018</text:p>
          </table:table-cell>
          <table:table-cell table:formula="of:=FACT([.F36])*FACT([.J36])" office:value-type="float" office:value="156920924160000" calcext:value-type="float">
            <text:p>156920924160000</text:p>
          </table:table-cell>
          <table:table-cell table:formula="of:=[.K36]/[.L36]" office:value-type="float" office:value="15504" calcext:value-type="float">
            <text:p>15504</text:p>
          </table:table-cell>
          <table:table-cell table:formula="of:=[.G36]^[.F36]" office:value-type="float" office:value="0.0000000050976553552384" calcext:value-type="float">
            <text:p>5.0976553552384E-09</text:p>
          </table:table-cell>
          <table:table-cell table:formula="of:=[.H36]^[.J36]" office:value-type="float" office:value="0.1934917632" calcext:value-type="float">
            <text:p>0.1934917632</text:p>
          </table:table-cell>
          <table:table-cell table:formula="of:=[.M36]*[.N36]*[.O36]" office:value-type="float" office:value="0.000015292437421792" calcext:value-type="float">
            <text:p>1.5292437421792E-05</text:p>
          </table:table-cell>
        </table:table-row>
        <table:table-row table:style-name="ro1">
          <table:table-cell office:value-type="string" calcext:value-type="string">
            <text:p>X = 16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7]-[.F37]" office:value-type="float" office:value="4" calcext:value-type="float">
            <text:p>4</text:p>
          </table:table-cell>
          <table:table-cell table:formula="of:=FACT([.I37])" office:value-type="float" office:value="2.43290200817664E+018" calcext:value-type="float">
            <text:p>2.43290200817664E+018</text:p>
          </table:table-cell>
          <table:table-cell table:formula="of:=FACT([.F37])*FACT([.J37])" office:value-type="float" office:value="502146957312000" calcext:value-type="float">
            <text:p>502146957312000</text:p>
          </table:table-cell>
          <table:table-cell table:formula="of:=[.K37]/[.L37]" office:value-type="float" office:value="4845" calcext:value-type="float">
            <text:p>4845</text:p>
          </table:table-cell>
          <table:table-cell table:formula="of:=[.G37]^[.F37]" office:value-type="float" office:value="0.00000000142734349946675" calcext:value-type="float">
            <text:p>1.42734349946675E-09</text:p>
          </table:table-cell>
          <table:table-cell table:formula="of:=[.H37]^[.J37]" office:value-type="float" office:value="0.26873856" calcext:value-type="float">
            <text:p>0.26873856</text:p>
          </table:table-cell>
          <table:table-cell table:formula="of:=[.M37]*[.N37]*[.O37]" office:value-type="float" office:value="0.00000185845593667611" calcext:value-type="float">
            <text:p>1.85845593667611E-06</text:p>
          </table:table-cell>
        </table:table-row>
        <table:table-row table:style-name="ro1">
          <table:table-cell office:value-type="string" calcext:value-type="string">
            <text:p>X = 1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8]-[.F38]" office:value-type="float" office:value="3" calcext:value-type="float">
            <text:p>3</text:p>
          </table:table-cell>
          <table:table-cell table:formula="of:=FACT([.I38])" office:value-type="float" office:value="2.43290200817664E+018" calcext:value-type="float">
            <text:p>2.43290200817664E+018</text:p>
          </table:table-cell>
          <table:table-cell table:formula="of:=FACT([.F38])*FACT([.J38])" office:value-type="float" office:value="2134124568576000" calcext:value-type="float">
            <text:p>2134124568576000</text:p>
          </table:table-cell>
          <table:table-cell table:formula="of:=[.K38]/[.L38]" office:value-type="float" office:value="1140" calcext:value-type="float">
            <text:p>1140</text:p>
          </table:table-cell>
          <table:table-cell table:formula="of:=[.G38]^[.F38]" office:value-type="float" office:value="0.00000000039965617985069" calcext:value-type="float">
            <text:p>3.9965617985069E-10</text:p>
          </table:table-cell>
          <table:table-cell table:formula="of:=[.H38]^[.J38]" office:value-type="float" office:value="0.373248" calcext:value-type="float">
            <text:p>0.373248</text:p>
          </table:table-cell>
          <table:table-cell table:formula="of:=[.M38]*[.N38]*[.O38]" office:value-type="float" office:value="0.000000170054791591278" calcext:value-type="float">
            <text:p>1.70054791591278E-07</text:p>
          </table:table-cell>
        </table:table-row>
        <table:table-row table:style-name="ro1">
          <table:table-cell office:value-type="string" calcext:value-type="string">
            <text:p>X = 1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39]-[.F39]" office:value-type="float" office:value="2" calcext:value-type="float">
            <text:p>2</text:p>
          </table:table-cell>
          <table:table-cell table:formula="of:=FACT([.I39])" office:value-type="float" office:value="2.43290200817664E+018" calcext:value-type="float">
            <text:p>2.43290200817664E+018</text:p>
          </table:table-cell>
          <table:table-cell table:formula="of:=FACT([.F39])*FACT([.J39])" office:value-type="float" office:value="1.2804747411456E+016" calcext:value-type="float">
            <text:p>1.2804747411456E+016</text:p>
          </table:table-cell>
          <table:table-cell table:formula="of:=[.K39]/[.L39]" office:value-type="float" office:value="190" calcext:value-type="float">
            <text:p>190</text:p>
          </table:table-cell>
          <table:table-cell table:formula="of:=[.G39]^[.F39]" office:value-type="float" office:value="0.000000000111903730358193" calcext:value-type="float">
            <text:p>1.11903730358193E-10</text:p>
          </table:table-cell>
          <table:table-cell table:formula="of:=[.H39]^[.J39]" office:value-type="float" office:value="0.5184" calcext:value-type="float">
            <text:p>0.5184</text:p>
          </table:table-cell>
          <table:table-cell table:formula="of:=[.M39]*[.N39]*[.O39]" office:value-type="float" office:value="0.0000000110220698253606" calcext:value-type="float">
            <text:p>1.10220698253606E-08</text:p>
          </table:table-cell>
        </table:table-row>
        <table:table-row table:style-name="ro1">
          <table:table-cell office:value-type="string" calcext:value-type="string">
            <text:p>X = 1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40]-[.F40]" office:value-type="float" office:value="1" calcext:value-type="float">
            <text:p>1</text:p>
          </table:table-cell>
          <table:table-cell table:formula="of:=FACT([.I40])" office:value-type="float" office:value="2.43290200817664E+018" calcext:value-type="float">
            <text:p>2.43290200817664E+018</text:p>
          </table:table-cell>
          <table:table-cell table:formula="of:=FACT([.F40])*FACT([.J40])" office:value-type="float" office:value="1.21645100408832E+017" calcext:value-type="float">
            <text:p>1.21645100408832E+017</text:p>
          </table:table-cell>
          <table:table-cell table:formula="of:=[.K40]/[.L40]" office:value-type="float" office:value="20" calcext:value-type="float">
            <text:p>20</text:p>
          </table:table-cell>
          <table:table-cell table:formula="of:=[.G40]^[.F40]" office:value-type="float" office:value="0.0000000000313330445002941" calcext:value-type="float">
            <text:p>3.13330445002941E-11</text:p>
          </table:table-cell>
          <table:table-cell table:formula="of:=[.H40]^[.J40]" office:value-type="float" office:value="0.72" calcext:value-type="float">
            <text:p>0.72</text:p>
          </table:table-cell>
          <table:table-cell table:formula="of:=[.M40]*[.N40]*[.O40]" office:value-type="float" office:value="0.000000000451195840804236" calcext:value-type="float">
            <text:p>4.51195840804236E-10</text:p>
          </table:table-cell>
        </table:table-row>
        <table:table-row table:style-name="ro1">
          <table:table-cell office:value-type="string" calcext:value-type="string">
            <text:p>X = 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I41]-[.F41]" office:value-type="float" office:value="0" calcext:value-type="float">
            <text:p>0</text:p>
          </table:table-cell>
          <table:table-cell table:formula="of:=FACT([.I41])" office:value-type="float" office:value="2.43290200817664E+018" calcext:value-type="float">
            <text:p>2.43290200817664E+018</text:p>
          </table:table-cell>
          <table:table-cell table:formula="of:=FACT([.F41])*FACT([.J41])" office:value-type="float" office:value="2.43290200817664E+018" calcext:value-type="float">
            <text:p>2.43290200817664E+018</text:p>
          </table:table-cell>
          <table:table-cell table:formula="of:=[.K41]/[.L41]" office:value-type="float" office:value="1" calcext:value-type="float">
            <text:p>1</text:p>
          </table:table-cell>
          <table:table-cell table:formula="of:=[.G41]^[.F41]" office:value-type="float" office:value="0.00000000000877325246008236" calcext:value-type="float">
            <text:p>8.77325246008236E-12</text:p>
          </table:table-cell>
          <table:table-cell table:formula="of:=[.H41]^[.J41]" office:value-type="float" office:value="1" calcext:value-type="float">
            <text:p>1</text:p>
          </table:table-cell>
          <table:table-cell table:formula="of:=[.M41]*[.N41]*[.O41]" office:value-type="float" office:value="0.00000000000877325246008236" calcext:value-type="float">
            <text:p>8.77325246008236E-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Sum</text:p>
          </table:table-cell>
          <table:table-cell table:formula="of:=SUM([.P26:.P41])" office:value-type="float" office:value="0.698113840728999" calcext:value-type="float">
            <text:p>0.698113840728999</text:p>
          </table:table-cell>
        </table:table-row>
      </table:table>
      <table:table table:name="Sheet2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table:number-columns-repeated="1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ntre 5-20</text:p>
          </table:table-cell>
          <table:table-cell table:formula="of:=SUM([.K11:.K26])" office:value-type="float" office:value="0.698113840728999" calcext:value-type="float">
            <text:p>0.698113840728999</text:p>
          </table:table-cell>
          <table:table-cell/>
          <table:table-cell office:value-type="string" calcext:value-type="string">
            <text:p>menor a 5</text:p>
          </table:table-cell>
          <table:table-cell table:formula="of:=SUM([.K7:.K10])" office:value-type="float" office:value="0.300484475875645" calcext:value-type="float">
            <text:p>0.300484475875645</text:p>
          </table:table-cell>
          <table:table-cell/>
          <table:table-cell office:value-type="string" calcext:value-type="string">
            <text:p>Entre 3-5</text:p>
          </table:table-cell>
          <table:table-cell table:formula="of:=SUM([.K9:.K11])" office:value-type="float" office:value="0.442601057769151" calcext:value-type="float">
            <text:p>0.442601057769151</text:p>
          </table:table-cell>
          <table:table-cell/>
          <table:table-cell office:value-type="string" calcext:value-type="string">
            <text:p>5-6</text:p>
          </table:table-cell>
          <table:table-cell table:formula="of:=SUM([.K11:.K12])" office:value-type="float" office:value="0.381221346376869" calcext:value-type="float">
            <text:p>0.381221346376869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office:value-type="float" office:value="0.381221346376869" calcext:value-type="float">
            <text:p>0.38122134637686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-x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x!(n-x)!</text:p>
          </table:table-cell>
          <table:table-cell office:value-type="string" calcext:value-type="string">
            <text:p><text:span text:style-name="T1">[n!] / [x!(n-x)!</text:span>]</text:p>
          </table:table-cell>
          <table:table-cell office:value-type="string" calcext:value-type="string">
            <text:p>p^x</text:p>
          </table:table-cell>
          <table:table-cell office:value-type="string" calcext:value-type="string">
            <text:p>q^(n-x)</text:p>
          </table:table-cell>
          <table:table-cell office:value-type="string" calcext:value-type="string">
            <text:p>Formula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7]-[.A7]" office:value-type="float" office:value="19" calcext:value-type="float">
            <text:p>19</text:p>
          </table:table-cell>
          <table:table-cell table:formula="of:=FACT([.D7])" office:value-type="float" office:value="2.43290200817664E+018" calcext:value-type="float">
            <text:p>2.43290200817664E+018</text:p>
          </table:table-cell>
          <table:table-cell table:formula="of:=FACT([.A7])*FACT([.E7])" office:value-type="float" office:value="1.21645100408832E+017" calcext:value-type="float">
            <text:p>1.21645100408832E+017</text:p>
          </table:table-cell>
          <table:table-cell table:formula="of:=[.F7]/[.G7]" office:value-type="float" office:value="20" calcext:value-type="float">
            <text:p>20</text:p>
          </table:table-cell>
          <table:table-cell table:formula="of:=[.B7]^[.A7]" office:value-type="float" office:value="0.28" calcext:value-type="float">
            <text:p>0.28</text:p>
          </table:table-cell>
          <table:table-cell table:formula="of:=[.C7]^[.E7]" office:value-type="float" office:value="0.00194678249355036" calcext:value-type="float">
            <text:p>0.00194678249355</text:p>
          </table:table-cell>
          <table:table-cell table:formula="of:=[.H7]*[.I7]*[.J7]" office:value-type="float" office:value="0.010901981963882" calcext:value-type="float">
            <text:p>0.0109019819638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8]-[.A8]" office:value-type="float" office:value="18" calcext:value-type="float">
            <text:p>18</text:p>
          </table:table-cell>
          <table:table-cell table:formula="of:=FACT([.D8])" office:value-type="float" office:value="2.43290200817664E+018" calcext:value-type="float">
            <text:p>2.43290200817664E+018</text:p>
          </table:table-cell>
          <table:table-cell table:formula="of:=FACT([.A8])*FACT([.E8])" office:value-type="float" office:value="1.2804747411456E+016" calcext:value-type="float">
            <text:p>1.2804747411456E+016</text:p>
          </table:table-cell>
          <table:table-cell table:formula="of:=[.F8]/[.G8]" office:value-type="float" office:value="190" calcext:value-type="float">
            <text:p>190</text:p>
          </table:table-cell>
          <table:table-cell table:formula="of:=[.B8]^[.A8]" office:value-type="float" office:value="0.0784" calcext:value-type="float">
            <text:p>0.0784</text:p>
          </table:table-cell>
          <table:table-cell table:formula="of:=[.C8]^[.E8]" office:value-type="float" office:value="0.0027038645743755" calcext:value-type="float">
            <text:p>0.002703864574376</text:p>
          </table:table-cell>
          <table:table-cell table:formula="of:=[.H8]*[.I8]*[.J8]" office:value-type="float" office:value="0.0402767666998975" calcext:value-type="float">
            <text:p>0.0402767666998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9]-[.A9]" office:value-type="float" office:value="17" calcext:value-type="float">
            <text:p>17</text:p>
          </table:table-cell>
          <table:table-cell table:formula="of:=FACT([.D9])" office:value-type="float" office:value="2.43290200817664E+018" calcext:value-type="float">
            <text:p>2.43290200817664E+018</text:p>
          </table:table-cell>
          <table:table-cell table:formula="of:=FACT([.A9])*FACT([.E9])" office:value-type="float" office:value="2134124568576000" calcext:value-type="float">
            <text:p>2134124568576000</text:p>
          </table:table-cell>
          <table:table-cell table:formula="of:=[.F9]/[.G9]" office:value-type="float" office:value="1140" calcext:value-type="float">
            <text:p>1140</text:p>
          </table:table-cell>
          <table:table-cell table:formula="of:=[.B9]^[.A9]" office:value-type="float" office:value="0.021952" calcext:value-type="float">
            <text:p>0.021952</text:p>
          </table:table-cell>
          <table:table-cell table:formula="of:=[.C9]^[.E9]" office:value-type="float" office:value="0.00375536746441042" calcext:value-type="float">
            <text:p>0.00375536746441</text:p>
          </table:table-cell>
          <table:table-cell table:formula="of:=[.H9]*[.I9]*[.J9]" office:value-type="float" office:value="0.0939791222997608" calcext:value-type="float">
            <text:p>0.09397912229976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0]-[.A10]" office:value-type="float" office:value="16" calcext:value-type="float">
            <text:p>16</text:p>
          </table:table-cell>
          <table:table-cell table:formula="of:=FACT([.D10])" office:value-type="float" office:value="2.43290200817664E+018" calcext:value-type="float">
            <text:p>2.43290200817664E+018</text:p>
          </table:table-cell>
          <table:table-cell table:formula="of:=FACT([.A10])*FACT([.E10])" office:value-type="float" office:value="502146957312000" calcext:value-type="float">
            <text:p>502146957312000</text:p>
          </table:table-cell>
          <table:table-cell table:formula="of:=[.F10]/[.G10]" office:value-type="float" office:value="4845" calcext:value-type="float">
            <text:p>4845</text:p>
          </table:table-cell>
          <table:table-cell table:formula="of:=[.B10]^[.A10]" office:value-type="float" office:value="0.00614656" calcext:value-type="float">
            <text:p>0.00614656</text:p>
          </table:table-cell>
          <table:table-cell table:formula="of:=[.C10]^[.E10]" office:value-type="float" office:value="0.00521578814501447" calcext:value-type="float">
            <text:p>0.005215788145014</text:p>
          </table:table-cell>
          <table:table-cell table:formula="of:=[.H10]*[.I10]*[.J10]" office:value-type="float" office:value="0.155326604912105" calcext:value-type="float">
            <text:p>0.1553266049121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1]-[.A11]" office:value-type="float" office:value="15" calcext:value-type="float">
            <text:p>15</text:p>
          </table:table-cell>
          <table:table-cell table:formula="of:=FACT([.D11])" office:value-type="float" office:value="2.43290200817664E+018" calcext:value-type="float">
            <text:p>2.43290200817664E+018</text:p>
          </table:table-cell>
          <table:table-cell table:formula="of:=FACT([.A11])*FACT([.E11])" office:value-type="float" office:value="156920924160000" calcext:value-type="float">
            <text:p>156920924160000</text:p>
          </table:table-cell>
          <table:table-cell table:formula="of:=[.F11]/[.G11]" office:value-type="float" office:value="15504" calcext:value-type="float">
            <text:p>15504</text:p>
          </table:table-cell>
          <table:table-cell table:formula="of:=[.B11]^[.A11]" office:value-type="float" office:value="0.0017210368" calcext:value-type="float">
            <text:p>0.0017210368</text:p>
          </table:table-cell>
          <table:table-cell table:formula="of:=[.C11]^[.E11]" office:value-type="float" office:value="0.00724415020140899" calcext:value-type="float">
            <text:p>0.007244150201409</text:p>
          </table:table-cell>
          <table:table-cell table:formula="of:=[.H11]*[.I11]*[.J11]" office:value-type="float" office:value="0.193295330557286" calcext:value-type="float">
            <text:p>0.1932953305572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2]-[.A12]" office:value-type="float" office:value="14" calcext:value-type="float">
            <text:p>14</text:p>
          </table:table-cell>
          <table:table-cell table:formula="of:=FACT([.D12])" office:value-type="float" office:value="2.43290200817664E+018" calcext:value-type="float">
            <text:p>2.43290200817664E+018</text:p>
          </table:table-cell>
          <table:table-cell table:formula="of:=FACT([.A12])*FACT([.E12])" office:value-type="float" office:value="62768369664000" calcext:value-type="float">
            <text:p>62768369664000</text:p>
          </table:table-cell>
          <table:table-cell table:formula="of:=[.F12]/[.G12]" office:value-type="float" office:value="38760" calcext:value-type="float">
            <text:p>38760</text:p>
          </table:table-cell>
          <table:table-cell table:formula="of:=[.B12]^[.A12]" office:value-type="float" office:value="0.000481890304" calcext:value-type="float">
            <text:p>0.000481890304</text:p>
          </table:table-cell>
          <table:table-cell table:formula="of:=[.C12]^[.E12]" office:value-type="float" office:value="0.0100613197241791" calcext:value-type="float">
            <text:p>0.010061319724179</text:p>
          </table:table-cell>
          <table:table-cell table:formula="of:=[.H12]*[.I12]*[.J12]" office:value-type="float" office:value="0.187926015819583" calcext:value-type="float">
            <text:p>0.18792601581958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3]-[.A13]" office:value-type="float" office:value="13" calcext:value-type="float">
            <text:p>13</text:p>
          </table:table-cell>
          <table:table-cell table:formula="of:=FACT([.D13])" office:value-type="float" office:value="2.43290200817664E+018" calcext:value-type="float">
            <text:p>2.43290200817664E+018</text:p>
          </table:table-cell>
          <table:table-cell table:formula="of:=FACT([.A13])*FACT([.E13])" office:value-type="float" office:value="31384184832000" calcext:value-type="float">
            <text:p>31384184832000</text:p>
          </table:table-cell>
          <table:table-cell table:formula="of:=[.F13]/[.G13]" office:value-type="float" office:value="77520" calcext:value-type="float">
            <text:p>77520</text:p>
          </table:table-cell>
          <table:table-cell table:formula="of:=[.B13]^[.A13]" office:value-type="float" office:value="0.00013492928512" calcext:value-type="float">
            <text:p>0.00013492928512</text:p>
          </table:table-cell>
          <table:table-cell table:formula="of:=[.C13]^[.E13]" office:value-type="float" office:value="0.013974055172471" calcext:value-type="float">
            <text:p>0.013974055172471</text:p>
          </table:table-cell>
          <table:table-cell table:formula="of:=[.H13]*[.I13]*[.J13]" office:value-type="float" office:value="0.146164678970787" calcext:value-type="float">
            <text:p>0.1461646789707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4]-[.A14]" office:value-type="float" office:value="12" calcext:value-type="float">
            <text:p>12</text:p>
          </table:table-cell>
          <table:table-cell table:formula="of:=FACT([.D14])" office:value-type="float" office:value="2.43290200817664E+018" calcext:value-type="float">
            <text:p>2.43290200817664E+018</text:p>
          </table:table-cell>
          <table:table-cell table:formula="of:=FACT([.A14])*FACT([.E14])" office:value-type="float" office:value="19313344512000" calcext:value-type="float">
            <text:p>19313344512000</text:p>
          </table:table-cell>
          <table:table-cell table:formula="of:=[.F14]/[.G14]" office:value-type="float" office:value="125970" calcext:value-type="float">
            <text:p>125970</text:p>
          </table:table-cell>
          <table:table-cell table:formula="of:=[.B14]^[.A14]" office:value-type="float" office:value="0.0000377801998336" calcext:value-type="float">
            <text:p>3.77801998336E-05</text:p>
          </table:table-cell>
          <table:table-cell table:formula="of:=[.C14]^[.E14]" office:value-type="float" office:value="0.0194084099617653" calcext:value-type="float">
            <text:p>0.019408409961765</text:p>
          </table:table-cell>
          <table:table-cell table:formula="of:=[.H14]*[.I14]*[.J14]" office:value-type="float" office:value="0.0923679568495947" calcext:value-type="float">
            <text:p>0.09236795684959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5]-[.A15]" office:value-type="float" office:value="11" calcext:value-type="float">
            <text:p>11</text:p>
          </table:table-cell>
          <table:table-cell table:formula="of:=FACT([.D15])" office:value-type="float" office:value="2.43290200817664E+018" calcext:value-type="float">
            <text:p>2.43290200817664E+018</text:p>
          </table:table-cell>
          <table:table-cell table:formula="of:=FACT([.A15])*FACT([.E15])" office:value-type="float" office:value="14485008384000" calcext:value-type="float">
            <text:p>14485008384000</text:p>
          </table:table-cell>
          <table:table-cell table:formula="of:=[.F15]/[.G15]" office:value-type="float" office:value="167960" calcext:value-type="float">
            <text:p>167960</text:p>
          </table:table-cell>
          <table:table-cell table:formula="of:=[.B15]^[.A15]" office:value-type="float" office:value="0.000010578455953408" calcext:value-type="float">
            <text:p>1.0578455953408E-05</text:p>
          </table:table-cell>
          <table:table-cell table:formula="of:=[.C15]^[.E15]" office:value-type="float" office:value="0.0269561249468963" calcext:value-type="float">
            <text:p>0.026956124946896</text:p>
          </table:table-cell>
          <table:table-cell table:formula="of:=[.H15]*[.I15]*[.J15]" office:value-type="float" office:value="0.0478944961442343" calcext:value-type="float">
            <text:p>0.0478944961442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6]-[.A16]" office:value-type="float" office:value="10" calcext:value-type="float">
            <text:p>10</text:p>
          </table:table-cell>
          <table:table-cell table:formula="of:=FACT([.D16])" office:value-type="float" office:value="2.43290200817664E+018" calcext:value-type="float">
            <text:p>2.43290200817664E+018</text:p>
          </table:table-cell>
          <table:table-cell table:formula="of:=FACT([.A16])*FACT([.E16])" office:value-type="float" office:value="13168189440000" calcext:value-type="float">
            <text:p>13168189440000</text:p>
          </table:table-cell>
          <table:table-cell table:formula="of:=[.F16]/[.G16]" office:value-type="float" office:value="184756" calcext:value-type="float">
            <text:p>184756</text:p>
          </table:table-cell>
          <table:table-cell table:formula="of:=[.B16]^[.A16]" office:value-type="float" office:value="0.00000296196766695424" calcext:value-type="float">
            <text:p>2.96196766695424E-06</text:p>
          </table:table-cell>
          <table:table-cell table:formula="of:=[.C16]^[.E16]" office:value-type="float" office:value="0.0374390624262449" calcext:value-type="float">
            <text:p>0.037439062426245</text:p>
          </table:table-cell>
          <table:table-cell table:formula="of:=[.H16]*[.I16]*[.J16]" office:value-type="float" office:value="0.0204882011283669" calcext:value-type="float">
            <text:p>0.02048820112836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7]-[.A17]" office:value-type="float" office:value="9" calcext:value-type="float">
            <text:p>9</text:p>
          </table:table-cell>
          <table:table-cell table:formula="of:=FACT([.D17])" office:value-type="float" office:value="2.43290200817664E+018" calcext:value-type="float">
            <text:p>2.43290200817664E+018</text:p>
          </table:table-cell>
          <table:table-cell table:formula="of:=FACT([.A17])*FACT([.E17])" office:value-type="float" office:value="14485008384000" calcext:value-type="float">
            <text:p>14485008384000</text:p>
          </table:table-cell>
          <table:table-cell table:formula="of:=[.F17]/[.G17]" office:value-type="float" office:value="167960" calcext:value-type="float">
            <text:p>167960</text:p>
          </table:table-cell>
          <table:table-cell table:formula="of:=[.B17]^[.A17]" office:value-type="float" office:value="0.000000829350946747188" calcext:value-type="float">
            <text:p>8.29350946747188E-07</text:p>
          </table:table-cell>
          <table:table-cell table:formula="of:=[.C17]^[.E17]" office:value-type="float" office:value="0.051998697814229" calcext:value-type="float">
            <text:p>0.051998697814229</text:p>
          </table:table-cell>
          <table:table-cell table:formula="of:=[.H17]*[.I17]*[.J17]" office:value-type="float" office:value="0.00724330342922062" calcext:value-type="float">
            <text:p>0.00724330342922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8]-[.A18]" office:value-type="float" office:value="8" calcext:value-type="float">
            <text:p>8</text:p>
          </table:table-cell>
          <table:table-cell table:formula="of:=FACT([.D18])" office:value-type="float" office:value="2.43290200817664E+018" calcext:value-type="float">
            <text:p>2.43290200817664E+018</text:p>
          </table:table-cell>
          <table:table-cell table:formula="of:=FACT([.A18])*FACT([.E18])" office:value-type="float" office:value="19313344512000" calcext:value-type="float">
            <text:p>19313344512000</text:p>
          </table:table-cell>
          <table:table-cell table:formula="of:=[.F18]/[.G18]" office:value-type="float" office:value="125970" calcext:value-type="float">
            <text:p>125970</text:p>
          </table:table-cell>
          <table:table-cell table:formula="of:=[.B18]^[.A18]" office:value-type="float" office:value="0.000000232218265089213" calcext:value-type="float">
            <text:p>2.32218265089213E-07</text:p>
          </table:table-cell>
          <table:table-cell table:formula="of:=[.C18]^[.E18]" office:value-type="float" office:value="0.0722204136308736" calcext:value-type="float">
            <text:p>0.072220413630874</text:p>
          </table:table-cell>
          <table:table-cell table:formula="of:=[.H18]*[.I18]*[.J18]" office:value-type="float" office:value="0.00211263016685601" calcext:value-type="float">
            <text:p>0.00211263016685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19]-[.A19]" office:value-type="float" office:value="7" calcext:value-type="float">
            <text:p>7</text:p>
          </table:table-cell>
          <table:table-cell table:formula="of:=FACT([.D19])" office:value-type="float" office:value="2.43290200817664E+018" calcext:value-type="float">
            <text:p>2.43290200817664E+018</text:p>
          </table:table-cell>
          <table:table-cell table:formula="of:=FACT([.A19])*FACT([.E19])" office:value-type="float" office:value="31384184832000" calcext:value-type="float">
            <text:p>31384184832000</text:p>
          </table:table-cell>
          <table:table-cell table:formula="of:=[.F19]/[.G19]" office:value-type="float" office:value="77520" calcext:value-type="float">
            <text:p>77520</text:p>
          </table:table-cell>
          <table:table-cell table:formula="of:=[.B19]^[.A19]" office:value-type="float" office:value="0.0000000650211142249796" calcext:value-type="float">
            <text:p>6.50211142249796E-08</text:p>
          </table:table-cell>
          <table:table-cell table:formula="of:=[.C19]^[.E19]" office:value-type="float" office:value="0.10030613004288" calcext:value-type="float">
            <text:p>0.10030613004288</text:p>
          </table:table-cell>
          <table:table-cell table:formula="of:=[.H19]*[.I19]*[.J19]" office:value-type="float" office:value="0.000505586706598021" calcext:value-type="float">
            <text:p>0.00050558670659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20]-[.A20]" office:value-type="float" office:value="6" calcext:value-type="float">
            <text:p>6</text:p>
          </table:table-cell>
          <table:table-cell table:formula="of:=FACT([.D20])" office:value-type="float" office:value="2.43290200817664E+018" calcext:value-type="float">
            <text:p>2.43290200817664E+018</text:p>
          </table:table-cell>
          <table:table-cell table:formula="of:=FACT([.A20])*FACT([.E20])" office:value-type="float" office:value="62768369664000" calcext:value-type="float">
            <text:p>62768369664000</text:p>
          </table:table-cell>
          <table:table-cell table:formula="of:=[.F20]/[.G20]" office:value-type="float" office:value="38760" calcext:value-type="float">
            <text:p>38760</text:p>
          </table:table-cell>
          <table:table-cell table:formula="of:=[.B20]^[.A20]" office:value-type="float" office:value="0.0000000182059119829943" calcext:value-type="float">
            <text:p>1.82059119829943E-08</text:p>
          </table:table-cell>
          <table:table-cell table:formula="of:=[.C20]^[.E20]" office:value-type="float" office:value="0.139314069504" calcext:value-type="float">
            <text:p>0.139314069504</text:p>
          </table:table-cell>
          <table:table-cell table:formula="of:=[.H20]*[.I20]*[.J20]" office:value-type="float" office:value="0.0000983085262829484" calcext:value-type="float">
            <text:p>9.83085262829484E-0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21]-[.A21]" office:value-type="float" office:value="5" calcext:value-type="float">
            <text:p>5</text:p>
          </table:table-cell>
          <table:table-cell table:formula="of:=FACT([.D21])" office:value-type="float" office:value="2.43290200817664E+018" calcext:value-type="float">
            <text:p>2.43290200817664E+018</text:p>
          </table:table-cell>
          <table:table-cell table:formula="of:=FACT([.A21])*FACT([.E21])" office:value-type="float" office:value="156920924160000" calcext:value-type="float">
            <text:p>156920924160000</text:p>
          </table:table-cell>
          <table:table-cell table:formula="of:=[.F21]/[.G21]" office:value-type="float" office:value="15504" calcext:value-type="float">
            <text:p>15504</text:p>
          </table:table-cell>
          <table:table-cell table:formula="of:=[.B21]^[.A21]" office:value-type="float" office:value="0.0000000050976553552384" calcext:value-type="float">
            <text:p>5.0976553552384E-09</text:p>
          </table:table-cell>
          <table:table-cell table:formula="of:=[.C21]^[.E21]" office:value-type="float" office:value="0.1934917632" calcext:value-type="float">
            <text:p>0.1934917632</text:p>
          </table:table-cell>
          <table:table-cell table:formula="of:=[.H21]*[.I21]*[.J21]" office:value-type="float" office:value="0.000015292437421792" calcext:value-type="float">
            <text:p>1.5292437421792E-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22]-[.A22]" office:value-type="float" office:value="4" calcext:value-type="float">
            <text:p>4</text:p>
          </table:table-cell>
          <table:table-cell table:formula="of:=FACT([.D22])" office:value-type="float" office:value="2.43290200817664E+018" calcext:value-type="float">
            <text:p>2.43290200817664E+018</text:p>
          </table:table-cell>
          <table:table-cell table:formula="of:=FACT([.A22])*FACT([.E22])" office:value-type="float" office:value="502146957312000" calcext:value-type="float">
            <text:p>502146957312000</text:p>
          </table:table-cell>
          <table:table-cell table:formula="of:=[.F22]/[.G22]" office:value-type="float" office:value="4845" calcext:value-type="float">
            <text:p>4845</text:p>
          </table:table-cell>
          <table:table-cell table:formula="of:=[.B22]^[.A22]" office:value-type="float" office:value="0.00000000142734349946675" calcext:value-type="float">
            <text:p>1.42734349946675E-09</text:p>
          </table:table-cell>
          <table:table-cell table:formula="of:=[.C22]^[.E22]" office:value-type="float" office:value="0.26873856" calcext:value-type="float">
            <text:p>0.26873856</text:p>
          </table:table-cell>
          <table:table-cell table:formula="of:=[.H22]*[.I22]*[.J22]" office:value-type="float" office:value="0.00000185845593667611" calcext:value-type="float">
            <text:p>1.85845593667611E-0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23]-[.A23]" office:value-type="float" office:value="3" calcext:value-type="float">
            <text:p>3</text:p>
          </table:table-cell>
          <table:table-cell table:formula="of:=FACT([.D23])" office:value-type="float" office:value="2.43290200817664E+018" calcext:value-type="float">
            <text:p>2.43290200817664E+018</text:p>
          </table:table-cell>
          <table:table-cell table:formula="of:=FACT([.A23])*FACT([.E23])" office:value-type="float" office:value="2134124568576000" calcext:value-type="float">
            <text:p>2134124568576000</text:p>
          </table:table-cell>
          <table:table-cell table:formula="of:=[.F23]/[.G23]" office:value-type="float" office:value="1140" calcext:value-type="float">
            <text:p>1140</text:p>
          </table:table-cell>
          <table:table-cell table:formula="of:=[.B23]^[.A23]" office:value-type="float" office:value="0.00000000039965617985069" calcext:value-type="float">
            <text:p>3.9965617985069E-10</text:p>
          </table:table-cell>
          <table:table-cell table:formula="of:=[.C23]^[.E23]" office:value-type="float" office:value="0.373248" calcext:value-type="float">
            <text:p>0.373248</text:p>
          </table:table-cell>
          <table:table-cell table:formula="of:=[.H23]*[.I23]*[.J23]" office:value-type="float" office:value="0.000000170054791591278" calcext:value-type="float">
            <text:p>1.70054791591278E-0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24]-[.A24]" office:value-type="float" office:value="2" calcext:value-type="float">
            <text:p>2</text:p>
          </table:table-cell>
          <table:table-cell table:formula="of:=FACT([.D24])" office:value-type="float" office:value="2.43290200817664E+018" calcext:value-type="float">
            <text:p>2.43290200817664E+018</text:p>
          </table:table-cell>
          <table:table-cell table:formula="of:=FACT([.A24])*FACT([.E24])" office:value-type="float" office:value="1.2804747411456E+016" calcext:value-type="float">
            <text:p>1.2804747411456E+016</text:p>
          </table:table-cell>
          <table:table-cell table:formula="of:=[.F24]/[.G24]" office:value-type="float" office:value="190" calcext:value-type="float">
            <text:p>190</text:p>
          </table:table-cell>
          <table:table-cell table:formula="of:=[.B24]^[.A24]" office:value-type="float" office:value="0.000000000111903730358193" calcext:value-type="float">
            <text:p>1.11903730358193E-10</text:p>
          </table:table-cell>
          <table:table-cell table:formula="of:=[.C24]^[.E24]" office:value-type="float" office:value="0.5184" calcext:value-type="float">
            <text:p>0.5184</text:p>
          </table:table-cell>
          <table:table-cell table:formula="of:=[.H24]*[.I24]*[.J24]" office:value-type="float" office:value="0.0000000110220698253606" calcext:value-type="float">
            <text:p>1.10220698253606E-0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25]-[.A25]" office:value-type="float" office:value="1" calcext:value-type="float">
            <text:p>1</text:p>
          </table:table-cell>
          <table:table-cell table:formula="of:=FACT([.D25])" office:value-type="float" office:value="2.43290200817664E+018" calcext:value-type="float">
            <text:p>2.43290200817664E+018</text:p>
          </table:table-cell>
          <table:table-cell table:formula="of:=FACT([.A25])*FACT([.E25])" office:value-type="float" office:value="1.21645100408832E+017" calcext:value-type="float">
            <text:p>1.21645100408832E+017</text:p>
          </table:table-cell>
          <table:table-cell table:formula="of:=[.F25]/[.G25]" office:value-type="float" office:value="20" calcext:value-type="float">
            <text:p>20</text:p>
          </table:table-cell>
          <table:table-cell table:formula="of:=[.B25]^[.A25]" office:value-type="float" office:value="0.0000000000313330445002941" calcext:value-type="float">
            <text:p>3.13330445002941E-11</text:p>
          </table:table-cell>
          <table:table-cell table:formula="of:=[.C25]^[.E25]" office:value-type="float" office:value="0.72" calcext:value-type="float">
            <text:p>0.72</text:p>
          </table:table-cell>
          <table:table-cell table:formula="of:=[.H25]*[.I25]*[.J25]" office:value-type="float" office:value="0.000000000451195840804236" calcext:value-type="float">
            <text:p>4.51195840804236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]" office:value-type="float" office:value="0.28" calcext:value-type="float">
            <text:p>0.28</text:p>
          </table:table-cell>
          <table:table-cell table:formula="of:=[.B2]" office:value-type="float" office:value="0.72" calcext:value-type="float">
            <text:p>0.72</text:p>
          </table:table-cell>
          <table:table-cell table:formula="of:=[.C2]" office:value-type="float" office:value="20" calcext:value-type="float">
            <text:p>20</text:p>
          </table:table-cell>
          <table:table-cell table:formula="of:=[.D26]-[.A26]" office:value-type="float" office:value="0" calcext:value-type="float">
            <text:p>0</text:p>
          </table:table-cell>
          <table:table-cell table:formula="of:=FACT([.D26])" office:value-type="float" office:value="2.43290200817664E+018" calcext:value-type="float">
            <text:p>2.43290200817664E+018</text:p>
          </table:table-cell>
          <table:table-cell table:formula="of:=FACT([.A26])*FACT([.E26])" office:value-type="float" office:value="2.43290200817664E+018" calcext:value-type="float">
            <text:p>2.43290200817664E+018</text:p>
          </table:table-cell>
          <table:table-cell table:formula="of:=[.F26]/[.G26]" office:value-type="float" office:value="1" calcext:value-type="float">
            <text:p>1</text:p>
          </table:table-cell>
          <table:table-cell table:formula="of:=[.B26]^[.A26]" office:value-type="float" office:value="0.00000000000877325246008236" calcext:value-type="float">
            <text:p>8.77325246008236E-12</text:p>
          </table:table-cell>
          <table:table-cell table:formula="of:=[.C26]^[.E26]" office:value-type="float" office:value="1" calcext:value-type="float">
            <text:p>1</text:p>
          </table:table-cell>
          <table:table-cell table:formula="of:=[.H26]*[.I26]*[.J26]" office:value-type="float" office:value="0.00000000000877325246008236" calcext:value-type="float">
            <text:p>8.77325246008236E-12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(x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1-2</text:p>
          </table:table-cell>
          <table:table-cell table:formula="of:=SUM([.B2:.B3])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6-7</text:p>
          </table:table-cell>
          <table:table-cell table:formula="of:=SUM([.B7:.B8]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2-4</text:p>
          </table:table-cell>
          <table:table-cell table:formula="of:=SUM([.B3:.B5])" office:value-type="float" office:value="0.64" calcext:value-type="float">
            <text:p>0.64</text:p>
          </table:table-cell>
        </table:table-row>
      </table:table>
      <table:table table:name="Sheet5" table:style-name="ta1">
        <table:table-column table:style-name="co1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-[.A2]"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-x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x!(n-x)!</text:p>
          </table:table-cell>
          <table:table-cell office:value-type="string" calcext:value-type="string">
            <text:p><text:span text:style-name="T1">[n!] / [x!(n-x)!</text:span>]</text:p>
          </table:table-cell>
          <table:table-cell office:value-type="string" calcext:value-type="string">
            <text:p>p^x</text:p>
          </table:table-cell>
          <table:table-cell office:value-type="string" calcext:value-type="string">
            <text:p>q^(n-x)</text:p>
          </table:table-cell>
          <table:table-cell office:value-type="string" calcext:value-type="string">
            <text:p>Formula</text:p>
          </table:table-cell>
          <table:table-cell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1-[.B7]"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formula="of:=[.D7]-[.A7]" office:value-type="float" office:value="4" calcext:value-type="float">
            <text:p>4</text:p>
          </table:table-cell>
          <table:table-cell table:formula="of:=FACT([.D7])" office:value-type="float" office:value="24" calcext:value-type="float">
            <text:p>24</text:p>
          </table:table-cell>
          <table:table-cell table:formula="of:=FACT([.A7])*FACT([.E7])" office:value-type="float" office:value="24" calcext:value-type="float">
            <text:p>24</text:p>
          </table:table-cell>
          <table:table-cell table:formula="of:=[.F7]/[.G7]" office:value-type="float" office:value="1" calcext:value-type="float">
            <text:p>1</text:p>
          </table:table-cell>
          <table:table-cell table:formula="of:=[.B7]^[.A7]" office:value-type="float" office:value="1" calcext:value-type="float">
            <text:p>1</text:p>
          </table:table-cell>
          <table:table-cell table:formula="of:=[.C7]^[.E7]" office:value-type="float" office:value="0.4096" calcext:value-type="float">
            <text:p>0.4096</text:p>
          </table:table-cell>
          <table:table-cell table:formula="of:=[.H7]*[.I7]*[.J7]" office:value-type="float" office:value="0.4096" calcext:value-type="float">
            <text:p>0.40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0.2" calcext:value-type="float">
            <text:p>0.2</text:p>
          </table:table-cell>
          <table:table-cell table:formula="of:=[.B2]" office:value-type="float" office:value="0.8" calcext:value-type="float">
            <text:p>0.8</text:p>
          </table:table-cell>
          <table:table-cell table:formula="of:=[.C2]" office:value-type="float" office:value="4" calcext:value-type="float">
            <text:p>4</text:p>
          </table:table-cell>
          <table:table-cell table:formula="of:=[.D8]-[.A8]" office:value-type="float" office:value="3" calcext:value-type="float">
            <text:p>3</text:p>
          </table:table-cell>
          <table:table-cell table:formula="of:=FACT([.D8])" office:value-type="float" office:value="24" calcext:value-type="float">
            <text:p>24</text:p>
          </table:table-cell>
          <table:table-cell table:formula="of:=FACT([.A8])*FACT([.E8])" office:value-type="float" office:value="6" calcext:value-type="float">
            <text:p>6</text:p>
          </table:table-cell>
          <table:table-cell table:formula="of:=[.F8]/[.G8]" office:value-type="float" office:value="4" calcext:value-type="float">
            <text:p>4</text:p>
          </table:table-cell>
          <table:table-cell table:formula="of:=[.B8]^[.A8]" office:value-type="float" office:value="0.2" calcext:value-type="float">
            <text:p>0.2</text:p>
          </table:table-cell>
          <table:table-cell table:formula="of:=[.C8]^[.E8]" office:value-type="float" office:value="0.512" calcext:value-type="float">
            <text:p>0.512</text:p>
          </table:table-cell>
          <table:table-cell table:formula="of:=[.H8]*[.I8]*[.J8]" office:value-type="float" office:value="0.4096" calcext:value-type="float">
            <text:p>0.40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" office:value-type="float" office:value="0.2" calcext:value-type="float">
            <text:p>0.2</text:p>
          </table:table-cell>
          <table:table-cell table:formula="of:=[.B2]" office:value-type="float" office:value="0.8" calcext:value-type="float">
            <text:p>0.8</text:p>
          </table:table-cell>
          <table:table-cell table:formula="of:=[.C2]" office:value-type="float" office:value="4" calcext:value-type="float">
            <text:p>4</text:p>
          </table:table-cell>
          <table:table-cell table:formula="of:=[.D9]-[.A9]" office:value-type="float" office:value="2" calcext:value-type="float">
            <text:p>2</text:p>
          </table:table-cell>
          <table:table-cell table:formula="of:=FACT([.D9])" office:value-type="float" office:value="24" calcext:value-type="float">
            <text:p>24</text:p>
          </table:table-cell>
          <table:table-cell table:formula="of:=FACT([.A9])*FACT([.E9])" office:value-type="float" office:value="4" calcext:value-type="float">
            <text:p>4</text:p>
          </table:table-cell>
          <table:table-cell table:formula="of:=[.F9]/[.G9]" office:value-type="float" office:value="6" calcext:value-type="float">
            <text:p>6</text:p>
          </table:table-cell>
          <table:table-cell table:formula="of:=[.B9]^[.A9]" office:value-type="float" office:value="0.04" calcext:value-type="float">
            <text:p>0.04</text:p>
          </table:table-cell>
          <table:table-cell table:formula="of:=[.C9]^[.E9]" office:value-type="float" office:value="0.64" calcext:value-type="float">
            <text:p>0.64</text:p>
          </table:table-cell>
          <table:table-cell table:formula="of:=[.H9]*[.I9]*[.J9]" office:value-type="float" office:value="0.1536" calcext:value-type="float">
            <text:p>0.1536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]" office:value-type="float" office:value="0.2" calcext:value-type="float">
            <text:p>0.2</text:p>
          </table:table-cell>
          <table:table-cell table:formula="of:=[.B2]" office:value-type="float" office:value="0.8" calcext:value-type="float">
            <text:p>0.8</text:p>
          </table:table-cell>
          <table:table-cell table:formula="of:=[.C2]" office:value-type="float" office:value="4" calcext:value-type="float">
            <text:p>4</text:p>
          </table:table-cell>
          <table:table-cell table:formula="of:=[.D10]-[.A10]" office:value-type="float" office:value="1" calcext:value-type="float">
            <text:p>1</text:p>
          </table:table-cell>
          <table:table-cell table:formula="of:=FACT([.D10])" office:value-type="float" office:value="24" calcext:value-type="float">
            <text:p>24</text:p>
          </table:table-cell>
          <table:table-cell table:formula="of:=FACT([.A10])*FACT([.E10])" office:value-type="float" office:value="6" calcext:value-type="float">
            <text:p>6</text:p>
          </table:table-cell>
          <table:table-cell table:formula="of:=[.F10]/[.G10]" office:value-type="float" office:value="4" calcext:value-type="float">
            <text:p>4</text:p>
          </table:table-cell>
          <table:table-cell table:formula="of:=[.B10]^[.A10]" office:value-type="float" office:value="0.008" calcext:value-type="float">
            <text:p>0.008</text:p>
          </table:table-cell>
          <table:table-cell table:formula="of:=[.C10]^[.E10]" office:value-type="float" office:value="0.8" calcext:value-type="float">
            <text:p>0.8</text:p>
          </table:table-cell>
          <table:table-cell table:formula="of:=[.H10]*[.I10]*[.J10]" office:value-type="float" office:value="0.0256" calcext:value-type="float">
            <text:p>0.02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]" office:value-type="float" office:value="0.2" calcext:value-type="float">
            <text:p>0.2</text:p>
          </table:table-cell>
          <table:table-cell table:formula="of:=[.B2]" office:value-type="float" office:value="0.8" calcext:value-type="float">
            <text:p>0.8</text:p>
          </table:table-cell>
          <table:table-cell table:formula="of:=[.C2]" office:value-type="float" office:value="4" calcext:value-type="float">
            <text:p>4</text:p>
          </table:table-cell>
          <table:table-cell table:formula="of:=[.D11]-[.A11]" office:value-type="float" office:value="0" calcext:value-type="float">
            <text:p>0</text:p>
          </table:table-cell>
          <table:table-cell table:formula="of:=FACT([.D11])" office:value-type="float" office:value="24" calcext:value-type="float">
            <text:p>24</text:p>
          </table:table-cell>
          <table:table-cell table:formula="of:=FACT([.A11])*FACT([.E11])" office:value-type="float" office:value="24" calcext:value-type="float">
            <text:p>24</text:p>
          </table:table-cell>
          <table:table-cell table:formula="of:=[.F11]/[.G11]" office:value-type="float" office:value="1" calcext:value-type="float">
            <text:p>1</text:p>
          </table:table-cell>
          <table:table-cell table:formula="of:=[.B11]^[.A11]" office:value-type="float" office:value="0.0016" calcext:value-type="float">
            <text:p>0.0016</text:p>
          </table:table-cell>
          <table:table-cell table:formula="of:=[.C11]^[.E11]" office:value-type="float" office:value="1" calcext:value-type="float">
            <text:p>1</text:p>
          </table:table-cell>
          <table:table-cell table:formula="of:=[.H11]*[.I11]*[.J11]"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1-4</text:p>
          </table:table-cell>
          <table:table-cell table:formula="of:=SUM([.K8:.K11])" office:value-type="float" office:value="0.5904" calcext:value-type="float">
            <text:p>0.59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1" calcext:value-type="float">
            <text:p>1</text:p>
          </table:table-cell>
          <table:table-cell office:value-type="float" office:value="0.4096" calcext:value-type="float">
            <text:p>0.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)</text:p>
          </table:table-cell>
          <table:table-cell office:value-type="float" office:value="0" calcext:value-type="float">
            <text:p>0</text:p>
          </table:table-cell>
          <table:table-cell office:value-type="float" office:value="0.4096" calcext:value-type="float">
            <text:p>0.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menos d 2(1)</text:p>
          </table:table-cell>
          <table:table-cell office:value-type="float" office:value="0.4096" calcext:value-type="float">
            <text:p>0.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)</text:p>
          </table:table-cell>
          <table:table-cell office:value-type="string" calcext:value-type="string">
            <text:p>mas d 2(3-4)</text:p>
          </table:table-cell>
          <table:table-cell table:formula="of:=SUM([.K10:.K11])" office:value-type="float" office:value="0.0272" calcext:value-type="float">
            <text:p>0.027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20:13:19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08:09:27.230000000</meta:creation-date>
    <dc:date>2020-06-19T22:04:21.841000000</dc:date>
    <meta:editing-duration>PT14H8M45S</meta:editing-duration>
    <meta:editing-cycles>21</meta:editing-cycles>
    <meta:generator>LibreOffice/6.4.4.2$Windows_X86_64 LibreOffice_project/3d775be2011f3886db32dfd395a6a6d1ca2630ff</meta:generator>
    <meta:document-statistic meta:table-count="5" meta:cell-count="688" meta:object-count="0"/>
  </office:meta>
</office:document-meta>
</file>